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3a4539"/>
    </style:style>
    <style:style style:name="P2" style:family="paragraph" style:parent-style-name="Preformatted_20_Text">
      <style:text-properties officeooo:paragraph-rsid="003f2c9d"/>
    </style:style>
    <style:style style:name="P3" style:family="paragraph" style:parent-style-name="Preformatted_20_Text">
      <style:text-properties officeooo:paragraph-rsid="003f7e5b"/>
    </style:style>
    <style:style style:name="P4" style:family="paragraph" style:parent-style-name="Preformatted_20_Text">
      <style:text-properties officeooo:paragraph-rsid="00412ecd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rsid="001f1716" officeooo:paragraph-rsid="003a4539"/>
    </style:style>
    <style:style style:name="P6" style:family="paragraph" style:parent-style-name="Preformatted_20_Text">
      <style:text-properties officeooo:rsid="001e4dc6" officeooo:paragraph-rsid="003cfa5e"/>
    </style:style>
    <style:style style:name="P7" style:family="paragraph" style:parent-style-name="Preformatted_20_Text">
      <style:text-properties officeooo:rsid="001f1716" officeooo:paragraph-rsid="003fd3c4"/>
    </style:style>
    <style:style style:name="P8" style:family="paragraph" style:parent-style-name="Preformatted_20_Text">
      <style:text-properties officeooo:rsid="001f1716" officeooo:paragraph-rsid="003a4539"/>
    </style:style>
    <style:style style:name="P9" style:family="paragraph" style:parent-style-name="Preformatted_20_Text">
      <style:text-properties officeooo:rsid="001f1716" officeooo:paragraph-rsid="003f7e5b"/>
    </style:style>
    <style:style style:name="P10" style:family="paragraph" style:parent-style-name="Preformatted_20_Text">
      <style:text-properties officeooo:rsid="001f1716" officeooo:paragraph-rsid="004912c3"/>
    </style:style>
    <style:style style:name="P11" style:family="paragraph" style:parent-style-name="Preformatted_20_Text">
      <style:text-properties officeooo:paragraph-rsid="0044938f"/>
    </style:style>
    <style:style style:name="P12" style:family="paragraph" style:parent-style-name="Preformatted_20_Text">
      <style:text-properties officeooo:paragraph-rsid="004631fc"/>
    </style:style>
    <style:style style:name="T1" style:family="text">
      <style:text-properties officeooo:rsid="001f1716"/>
    </style:style>
    <style:style style:name="T2" style:family="text">
      <style:text-properties officeooo:rsid="00236bf7"/>
    </style:style>
    <style:style style:name="T3" style:family="text">
      <style:text-properties officeooo:rsid="002ab6f9"/>
    </style:style>
    <style:style style:name="T4" style:family="text">
      <style:text-properties officeooo:rsid="0031b505"/>
    </style:style>
    <style:style style:name="T5" style:family="text">
      <style:text-properties officeooo:rsid="00365719"/>
    </style:style>
    <style:style style:name="T6" style:family="text">
      <style:text-properties officeooo:rsid="00379899"/>
    </style:style>
    <style:style style:name="T7" style:family="text">
      <style:text-properties officeooo:rsid="003bb8c9"/>
    </style:style>
    <style:style style:name="T8" style:family="text">
      <style:text-properties officeooo:rsid="003c1e87"/>
    </style:style>
    <style:style style:name="T9" style:family="text">
      <style:text-properties officeooo:rsid="003c8449"/>
    </style:style>
    <style:style style:name="T10" style:family="text">
      <style:text-properties officeooo:rsid="003fd3c4"/>
    </style:style>
    <style:style style:name="T11" style:family="text">
      <style:text-properties officeooo:rsid="00412ecd"/>
    </style:style>
    <style:style style:name="T12" style:family="text">
      <style:text-properties officeooo:rsid="004631fc"/>
    </style:style>
    <style:style style:name="T13" style:family="text">
      <style:text-properties officeooo:rsid="00467a2e"/>
    </style:style>
    <style:style style:name="T14" style:family="text">
      <style:text-properties officeooo:rsid="004912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naseq_scatter &lt;- function(cts = data, coldata = col, col = "type", type = "spocl", fraction = 0.9)</text:p>
      <text:p text:style-name="P6">{</text:p>
      <text:p text:style-name="P1"><text:tab/>cts &lt;- cts[,rownames(coldata[coldata[,col] == type,])]</text:p>
      <text:p text:style-name="P11"><text:tab/><text:span text:style-name="T10">cts &lt;- cts[apply(data, 1, function(x) min(x) ) != 0,]</text:span></text:p>
      <text:p text:style-name="P1"><text:tab/><text:span text:style-name="T8">cts </text:span><text:bookmark text:name="rstudio_console_output4"/><text:span text:style-name="T8">&lt;- </text:span>cts[order(rowSums(cts),decreasing=T)[1:round(<text:span text:style-name="T9">fraction</text:span>*nrow(cts))],]</text:p>
      <text:p text:style-name="P7"><text:tab/>cts &lt;- log(cts)</text:p>
      <text:p text:style-name="P8"><text:tab/><text:span text:style-name="T14">#</text:span>R &lt;- round(cor(cts),3)</text:p>
      <text:p text:style-name="P10"><text:tab/>R &lt;- cor(cts)</text:p>
      <text:p text:style-name="P1"><text:tab/>n &lt;- length(colnames(cts))</text:p>
      <text:p text:style-name="P1"><text:tab/><text:bookmark text:name="rstudio_console_output6"/><text:span text:style-name="Source_20_Text">par(mar=c(1.5,0,1.5,0), mgp=c(0.5,0,0))</text:span></text:p>
      <text:p text:style-name="P4"><text:tab/><text:span text:style-name="T11">layout(matrix(c(1:n^2), n, n, byrow = TRUE))</text:span></text:p>
      <text:p text:style-name="P3"><text:tab/><text:span text:style-name="T1">for(x in 1:n)</text:span></text:p>
      <text:p text:style-name="P9"><text:tab/>{</text:p>
      <text:p text:style-name="P3"><text:tab/><text:tab/><text:span text:style-name="T1">for(y in 1:n)</text:span></text:p>
      <text:p text:style-name="P9"><text:tab/><text:tab/>{</text:p>
      <text:p text:style-name="P12"><text:span text:style-name="T1"><text:tab/><text:tab/><text:tab/>if(x &lt; y) {</text:span>par(<text:span text:style-name="T5">pty='s'</text:span>)<text:span text:style-name="T1">; </text:span>plot(cts[,<text:span text:style-name="T11">x</text:span>],cts[,<text:span text:style-name="T11">y</text:span>], xlab = colnames(cts)[<text:span text:style-name="T11">x</text:span>], ylab = colnames(cts)[<text:span text:style-name="T11">y</text:span>], pch = 16, <text:span text:style-name="T2">col = 'blue', </text:span><text:span text:style-name="Source_20_Text">xaxt='n', </text:span><text:span text:style-name="Source_20_Text"><text:span text:style-name="T7">yaxt='n',</text:span></text:span><text:bookmark text:name="rstudio_console_output1"/><text:span text:style-name="Source_20_Text">main = bquote(R^2~'='~.(R[</text:span><text:span text:style-name="Source_20_Text"><text:span text:style-name="T11">x</text:span></text:span><text:span text:style-name="Source_20_Text">,</text:span><text:span text:style-name="Source_20_Text"><text:span text:style-name="T11">y</text:span></text:span><text:span text:style-name="Source_20_Text">]))</text:span><text:bookmark text:name="rstudio_console_output7"/><text:span text:style-name="Source_20_Text">, cex.main = 0.85</text:span><text:bookmark text:name="rstudio_console_output5"/>)<text:bookmark text:name="rstudio_console_output2"/>; abline(lm(cts[,y] ~ cts[,x]), col = "red")<text:span text:style-name="T13">#</text:span>; <text:span text:style-name="T12">if(exists('dotnames'))text(cts[,x],cts[,y],labels=dotnames,cex=0.7)</text:span></text:p>
      <text:p text:style-name="P12"><text:tab/><text:tab/><text:tab/><text:span text:style-name="T13">}</text:span></text:p>
      <text:p text:style-name="P1"><text:tab/><text:tab/><text:tab/><text:span text:style-name="T3">else if(x &gt; y) {frame()}</text:span></text:p>
      <text:p text:style-name="P2"><text:tab/><text:tab/><text:tab/><text:span text:style-name="T3">else {par(pty='s'); </text:span>plot(1, type="n", <text:span text:style-name="T4">axes = F,</text:span> xlab="", ylab="")<text:bookmark text:name="rstudio_console_output"/>; text(1,1,<text:span text:style-name="T6">colnames(cts)[y]); box()}</text:span></text:p>
      <text:p text:style-name="P1"><text:tab/><text:tab/><text:span text:style-name="T1">}</text:span></text:p>
      <text:p text:style-name="P1"><text:tab/><text:span text:style-name="T1">}</text:span></text:p>
      <text:p text:style-name="P5">}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1:14:42.223191978</meta:creation-date>
    <dc:date>2018-01-30T16:03:24.144372243</dc:date>
    <meta:editing-duration>P3DT1H23M10S</meta:editing-duration>
    <meta:editing-cycles>25</meta:editing-cycles>
    <meta:generator>LibreOffice/5.0.6.2$Linux_X86_64 LibreOffice_project/00$Build-2</meta:generator>
    <meta:document-statistic meta:table-count="0" meta:image-count="0" meta:object-count="0" meta:page-count="1" meta:paragraph-count="22" meta:word-count="114" meta:character-count="933" meta:non-whitespace-character-count="810"/>
  </office:meta>
</office:document-meta>
</file>